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177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4.898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3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0" table:default-cell-style-name="ce7"/>
        <table:table-column table:style-name="co11" table:default-cell-style-name="ce7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4" table:default-cell-style-name="ce7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8" table:formula="of:=MAX([.C3:.C27])" office:value-type="float" office:value="0.788686" calcext:value-type="float">
            <text:p>0.788686</text:p>
          </table:table-cell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date" office:date-value="2018-02-21" calcext:value-type="date">
            <text:p>21/02/18</text:p>
          </table:table-cell>
          <table:table-cell table:style-name="ce2"/>
          <table:table-cell table:style-name="ce9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3" calcext:value-type="date">
            <text:p>23/02/18</text:p>
          </table:table-cell>
          <table:table-cell table:style-name="ce2"/>
          <table:table-cell table:style-name="ce7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4" calcext:value-type="date">
            <text:p>24/02/18</text:p>
          </table:table-cell>
          <table:table-cell table:style-name="ce2"/>
          <table:table-cell table:style-name="ce7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3"/>
        </table:table-row>
        <table:table-row table:style-name="ro3">
          <table:table-cell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3"/>
        </table:table-row>
        <table:table-row table:style-name="ro3">
          <table:table-cell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style-name="ce7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table:style-name="ce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3"/>
        </table:table-row>
        <table:table-row table:style-name="ro3">
          <table:table-cell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3"/>
        </table:table-row>
        <table:table-row table:style-name="ro3">
          <table:table-cell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7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2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3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3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3"/>
        </table:table-row>
        <table:table-row table:style-name="ro3">
          <table:table-cell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 table:formula="of:=AVERAGE([.D19:.F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3"/>
        </table:table-row>
        <table:table-row table:style-name="ro3">
          <table:table-cell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 table:formula="of:=AVERAGE([.D20:.F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 table:formula="of:=AVERAGE([.D21:.F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 table:style-name="ce10" table:formula="of:=AVERAGE([.D22:.F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 table:formula="of:=AVERAGE([.D23:.F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 table:formula="of:=AVERAGE([.D24:.F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 table:formula="of:=AVERAGE([.D25:.F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 table:formula="of:=AVERAGE([.D26:.F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formula="of:=AVERAGE([.D27:.F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35468" calcext:value-type="float">
            <text:p>0.735468</text:p>
          </table:table-cell>
          <table:table-cell table:formula="of:=AVERAGE([.D28:.F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string" calcext:value-type="string">
            <text:p>[1,13,50,1]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table:style-name="ce5" office:value-type="float" office:value="0.792118" calcext:value-type="float">
            <text:p>0.792118</text:p>
          </table:table-cell>
          <table:table-cell table:style-name="ce11" table:formula="of:=AVERAGE([.D29:.F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table:style-name="ce6" office:value-type="float" office:value="0.793268" calcext:value-type="float">
            <text:p>0.793268</text:p>
          </table:table-cell>
          <table:table-cell table:formula="of:=AVERAGE([.D30:.F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table:style-name="ce7" office:value-type="float" office:value="0.789984" calcext:value-type="float">
            <text:p>0.789984</text:p>
          </table:table-cell>
          <table:table-cell table:formula="of:=AVERAGE([.D31:.F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 table:style-name="ce5" office:value-type="float" office:value="0.792282" calcext:value-type="float">
            <text:p>0.792282</text:p>
          </table:table-cell>
          <table:table-cell table:style-name="ce10" table:formula="of:=AVERAGE([.D32:.F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</table:table-row>
        <table:table-row table:style-name="ro3">
          <table:table-cell office:value-type="date" office:date-value="2018-03-12" calcext:value-type="date">
            <text:p>12/03/18</text:p>
          </table:table-cell>
          <table:table-cell/>
          <table:table-cell table:style-name="ce9" table:formula="of:=AVERAGE([.D33:.F33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9" table:formula="of:=AVERAGE([.D34:.F34])" office:value-type="string" office:string-value="" calcext:value-type="error">
            <text:p>#DIV/0!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/>
          <table:table-cell table:number-columns-repeated="6"/>
        </table:table-row>
        <table:table-row table:style-name="ro3">
          <table:table-cell table:number-columns-repeated="2"/>
          <table:table-cell table:style-name="ce9" table:formula="of:=AVERAGE([.D35:.F35])" office:value-type="string" office:string-value="" calcext:value-type="error">
            <text:p>#DIV/0!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/>
          <table:table-cell table:number-columns-repeated="6"/>
        </table:table-row>
        <table:table-row table:style-name="ro3">
          <table:table-cell table:style-name="ce3"/>
          <table:table-cell/>
          <table:table-cell table:style-name="ce9" table:formula="of:=AVERAGE([.D36:.F36])" office:value-type="string" office:string-value="" calcext:value-type="error">
            <text:p>#DIV/0!</text:p>
          </table:table-cell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3">
          <table:table-cell table:style-name="ce3"/>
          <table:table-cell/>
          <table:table-cell table:style-name="ce9" table:formula="of:=AVERAGE([.D37:.F37])" office:value-type="string" office:string-value="" calcext:value-type="error">
            <text:p>#DIV/0!</text:p>
          </table:table-cell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3">
          <table:table-cell table:style-name="ce3"/>
          <table:table-cell/>
          <table:table-cell table:style-name="ce9" table:formula="of:=AVERAGE([.D38:.F38])" office:value-type="string" office:string-value="" calcext:value-type="error">
            <text:p>#DIV/0!</text:p>
          </table:table-cell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3" table:number-rows-repeated="3"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3"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9:43:29.5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2:23:03.115000000</dc:date>
    <meta:editing-duration>PT23H13M32S</meta:editing-duration>
    <meta:editing-cycles>171</meta:editing-cycles>
    <meta:generator>LibreOffice/4.3.7.2$Windows_x86 LibreOffice_project/8a35821d8636a03b8bf4e15b48f59794652c68ba</meta:generator>
    <meta:document-statistic meta:table-count="1" meta:cell-count="581" meta:object-count="0"/>
  </office:meta>
</office:document-meta>
</file>